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07cm" fo:margin-left="-0.002cm" fo:margin-right="-0.005cm" table:align="margins"/>
    </style:style>
    <style:style style:name="Tableau1.A" style:family="table-column">
      <style:table-column-properties style:column-width="8.003cm" style:rel-column-width="32763*"/>
    </style:style>
    <style:style style:name="Tableau1.B" style:family="table-column">
      <style:table-column-properties style:column-width="8.005cm" style:rel-column-width="32772*"/>
    </style:style>
    <style:style style:name="Tableau1.1" style:family="table-row">
      <style:table-row-properties style:min-row-height="1.676cm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exte_20_de_20_saisie">
      <style:text-properties style:font-name="Arial" fo:font-size="11pt" style:font-size-asian="11pt" style:font-size-complex="11pt"/>
    </style:style>
    <style:style style:name="P11" style:family="paragraph" style:parent-style-name="Text_20_body">
      <style:paragraph-properties fo:margin-left="7.999cm" fo:margin-right="0cm" fo:text-indent="0cm" style:auto-text-indent="false"/>
    </style:style>
    <style:style style:name="P12" style:family="paragraph" style:parent-style-name="Text_20_body">
      <style:paragraph-properties fo:margin-left="0cm" fo:margin-right="0.3cm" fo:margin-top="0.199cm" fo:margin-bottom="0cm" fo:line-height="100%" fo:text-indent="0cm" style:auto-text-indent="false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 style:master-page-name="">
      <style:paragraph-properties fo:margin-top="0cm" fo:margin-bottom="0cm" fo:line-height="100%" style:page-number="auto"/>
      <style:text-properties fo:font-size="11pt" style:font-size-asian="11pt" style:font-size-complex="11pt"/>
    </style:style>
    <style:style style:name="P14" style:family="paragraph" style:parent-style-name="Text_20_body">
      <style:paragraph-properties fo:margin-top="0cm" fo:margin-bottom="0cm" fo:line-height="100%"/>
      <style:text-properties fo:font-size="11pt" style:font-size-asian="11pt" style:font-size-complex="11pt"/>
    </style:style>
    <style:style style:name="P15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margin-left="-0.097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17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18" style:family="paragraph" style:parent-style-name="Table_20_Contents">
      <style:text-properties style:font-name="Arial" fo:font-size="14pt" style:font-size-asian="14pt" style:font-size-complex="14pt"/>
    </style:style>
    <style:style style:name="P19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Horizontal_20_Line">
      <style:paragraph-properties fo:margin-left="0cm" fo:margin-right="10.721cm" fo:text-indent="0cm" style:auto-text-indent="false" style:border-line-width-bottom="0.002cm 0.035cm 0.002cm" fo:padding="0cm" fo:border-left="none" fo:border-right="none" fo:border-top="none" fo:border-bottom="0.039cm double #808080"/>
    </style:style>
    <style:style style:name="P21" style:family="paragraph" style:parent-style-name="Text_20_body">
      <style:paragraph-properties fo:margin-top="0cm" fo:margin-bottom="0.499cm"/>
    </style:style>
    <style:style style:name="P22" style:family="paragraph" style:parent-style-name="Text_20_body">
      <style:paragraph-properties fo:margin-top="0cm" fo:margin-bottom="0.499cm" fo:text-align="justify" style:justify-single-word="false"/>
    </style:style>
    <style:style style:name="P23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margin-top="0cm" fo:margin-bottom="0.499cm"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fo:color="#0000ff"/>
    </style:style>
    <style:style style:name="T3" style:family="text">
      <style:text-properties style:text-position="33% 80%" fo:font-size="9pt"/>
    </style:style>
    <style:style style:name="T4" style:family="text">
      <style:text-properties fo:text-transform="capitalize"/>
    </style:style>
    <style:style style:name="T5" style:family="text">
      <style:text-properties fo:text-transform="capitalize" fo:font-size="11pt" style:font-size-asian="11pt" style:font-size-complex="11pt"/>
    </style:style>
    <style:style style:name="T6" style:family="text">
      <style:text-properties fo:text-transform="capitalize" fo:font-size="11pt" fo:font-weight="bold" style:font-size-asian="11pt" style:font-size-complex="11pt"/>
    </style:style>
    <style:style style:name="T7" style:family="text">
      <style:text-properties fo:text-transform="capitalize" style:text-outline="false" style:text-line-through-style="none" fo:font-size="11pt" fo:font-style="normal" fo:text-shadow="none" style:text-underline-style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Arial1" fo:font-size="11pt"/>
    </style:style>
    <style:style style:name="T10" style:family="text">
      <style:text-properties style:font-name="Arial1" fo:font-size="10pt"/>
    </style:style>
    <style:style style:name="T11" style:family="text">
      <style:text-properties fo:font-size="9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name"/>
        <text:user-field-decl office:value-type="string" office:string-value="user_numtel" text:name="user_numtel"/>
        <text:user-field-decl office:value-type="string" office:string-value="" text:name="referent_numero_poste"/>
        <text:user-field-decl office:value-type="string" office:string-value="" text:name="contratinsertion_dd_ci"/>
        <text:user-field-decl office:value-type="string" office:string-value="" text:name="contratinsertion_date_saisi_ci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string" office:string-value="" text:name="nonrespectsanctionep93_contratinsertion_structurereferente_lib_struc"/>
        <text:user-field-decl office:value-type="string" office:string-value="" text:name="nonrespectsanctionep93_contratinsertion_structurereferente_num_voie"/>
        <text:user-field-decl office:value-type="string" office:string-value="" text:name="nonrespectsanctionep93_contratinsertion_structurereferente_type_voie"/>
        <text:user-field-decl office:value-type="string" office:string-value="" text:name="nonrespectsanctionep93_contratinsertion_structurereferente_nom_voie"/>
        <text:user-field-decl office:value-type="string" office:string-value="" text:name="nonrespectsanctionep93_contratinsertion_structurereferente_code_postal"/>
        <text:user-field-decl office:value-type="string" office:string-value="" text:name="nonrespectsanctionep93_contratinsertion_structurereferente_ville"/>
        <text:user-field-decl office:value-type="string" office:string-value="" text:name="nonrespectsanctionep93_contratinsertion_structurereferente_numtel"/>
        <text:user-field-decl office:value-type="string" office:string-value="" text:name="nonrespectsanctionep93_contratinsertion_datevalidation_ci"/>
        <text:user-field-decl office:value-type="string" office:string-value="" text:name="nonrespectsanctionep93_contratinsertion_duree_engag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</text:user-field-decls>
      <text:section text:style-name="Sect1" text:name="relance">
        <text:p text:style-name="P13"/>
        <text:p text:style-name="P14"/>
        <text:p text:style-name="P14">TEST HARRY !!!!!!!!!!!</text:p>
        <text:p text:style-name="P14"/>
        <text:p text:style-name="P12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table:number-rows-spanned="4" office:value-type="string">
              <text:p text:style-name="P18"/>
              <text:p text:style-name="P18"/>
              <text:p text:style-name="P2"><text:span text:style-name="T6"><text:user-field-get text:name="nonrespectsanctionep93_personne_qual"/></text:span><text:span text:style-name="T6"> <text:s/></text:span><text:span text:style-name="T6"><text:user-field-get text:name="nonrespectsanctionep93_personne_prenom"/></text:span><text:span text:style-name="T6"> </text:span><text:span text:style-name="T6"><text:user-field-get text:name="nonrespectsanctionep93_personne_nom"/></text:span><text:span text:style-name="T5"> </text:span></text:p>
              <text:p text:style-name="P2"><text:span text:style-name="T5"><text:user-field-get text:name="nonrespectsanctionep93_personne_foyer_adressefoyer_0_adresse_numvoie"/></text:span><text:span text:style-name="T5"> </text:span><text:span text:style-name="T5"><text:user-field-get text:name="nonrespectsanctionep93_personne_foyer_adressefoyer_0_adresse_typevoie"/></text:span><text:span text:style-name="T5"> </text:span><text:span text:style-name="T7"><text:user-field-get text:name="nonrespectsanctionep93_personne_foyer_adressefoyer_0_adresse_nomvoie"/></text:span></text:p>
              <text:p text:style-name="P2"><text:span text:style-name="T7"><text:hidden-paragraph text:condition="ooow:nonrespectsanctionep93_personne_foyer_adressefoyer_0_adresse_complideadr==&quot;&quot;" text:is-hidden="true"/></text:span><text:span text:style-name="T7"><text:user-field-get text:name="nonrespectsanctionep93_personne_foyer_adressefoyer_0_adresse_complideadr"/></text:span></text:p>
              <text:p text:style-name="P2"><text:span text:style-name="T7"><text:hidden-paragraph text:condition="ooow:nonrespectsanctionep93_personne_foyer_adressefoyer_0_adresse_compladr==&quot;&quot;" text:is-hidden="true"/></text:span><text:span text:style-name="T7"><text:user-field-get text:name="nonrespectsanctionep93_personne_foyer_adressefoyer_0_adresse_compladr"/></text:span></text:p>
              <text:p text:style-name="P3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>
            <table:table-cell table:style-name="Tableau1.B1" office:value-type="string">
              <text:p text:style-name="P15">Réf : DPAS/SIS/BADA/SUSPENSION/<text:date style:data-style-name="N106" text:date-value="2013-07-29T15:19:51.35"/></text:p>
              <text:p text:style-name="P16"><text:s text:c="9"/>Matricule CAF : <text:span text:style-name="T4"><text:user-field-get text:name="nonrespectsanctionep93_personne_foyer_dossier_matricule"/></text:span></text:p>
            </table:table-cell>
            <table:covered-table-cell/>
          </table:table-row>
          <table:table-row>
            <table:table-cell table:style-name="Tableau1.B1" office:value-type="string">
              <text:p text:style-name="P17">Affaire suivie par : <text:user-field-get text:name="user_prenom"/> <text:span text:style-name="T4"><text:user-field-get text:name="user_nom"/></text:span></text:p>
            </table:table-cell>
            <table:covered-table-cell/>
          </table:table-row>
          <table:table-row>
            <table:table-cell table:style-name="Tableau1.B1" office:value-type="string">
              <text:p text:style-name="P15">Tél. : <text:user-field-get text:name="user_numtel"/></text:p>
            </table:table-cell>
            <table:covered-table-cell/>
          </table:table-row>
        </table:table>
        <text:p text:style-name="P1"><text:span text:style-name="T8">Bobigny, le </text:span><text:span text:style-name="T8"><text:date style:data-style-name="N36" text:date-value="2013-07-29T15:19:51.35"/></text:span></text:p>
        <text:p text:style-name="Standard"/>
        <text:p text:style-name="Standard"/>
        <text:p text:style-name="P5"><text:span text:style-name="T1"><text:user-field-get text:name="nonrespectsanctionep93_personne_qual"/></text:span>,</text:p>
        <text:p text:style-name="P5"/>
        <text:p text:style-name="P23">Vous êtes bénéficiaire de l’allocation de Revenu de Solidarité Active (RSA). A ce titre, vous pouvez bénéficier d’un accompagnement et d’actions d’insertion que le Département a financés et mis en place afin d’aider les allocataires à élaborer et à réaliser un projet d’insertion. </text:p>
        <text:p text:style-name="P6"> </text:p>
        <text:p text:style-name="P6">Vous pouvez ainsi, dans le cadre d’un Contrat d’Engagement Réciproque (CER), avoir accès à un ensemble important de possibilités de soutien, de formations, d’aides vous permettant de vous déplacer, de faire garder vos enfants, de vous soigner si nécessaire. </text:p>
        <text:p text:style-name="P6"> </text:p>
        <text:p text:style-name="P22">Je vous rappelle qu’en l’absence de CER et sans motif légitime, le versement de l’allocation <text:soft-page-break/>peut être réduit ou suspendu par le Président du Conseil général sur avis de l’Equipe Pluridisciplinaire (EP). D’après la loi<text:a xlink:type="simple" xlink:href="#_ftn1" office:name="_ftnref1"><text:span text:style-name="T9">[1]</text:span></text:a>, la signature du CER doit intervenir dans un délai de deux mois à compter de la désignation d’un service référent. </text:p>
        <text:p text:style-name="P22"> </text:p>
        <text:p text:style-name="P22">A ma connaissance, vous n’avez pas satisfait à cette obligation. C’est pourquoi je vous engage à prendre contact très rapidement avec le service référent qui vous a été désigné :</text:p>
        <text:p text:style-name="Text_20_body"/>
        <text:p text:style-name="P20"/>
        <text:section text:style-name="Sect2" text:name="ftn1">
          <text:p text:style-name="P21"><text:a xlink:type="simple" xlink:href="#_ftnref1" office:name="_ftn1"><text:span text:style-name="T10">[1]</text:span></text:a>              <text:span text:style-name="T11">Selon l’article L262-37 de la Loi n° 2008-1249 du 1</text:span><text:span text:style-name="T3">er</text:span><text:span text:style-name="T11"> décembre 2008</text:span></text:p>
        </text:section>
        <text:p text:style-name="P23"/>
        <text:p text:style-name="P9"><text:user-field-get text:name="nonrespectsanctionep93_contratinsertion_structurereferente_lib_struc"/></text:p>
        <text:p text:style-name="P8"><text:user-field-get text:name="nonrespectsanctionep93_contratinsertion_structurereferente_num_voie"/> <text:user-field-get text:name="nonrespectsanctionep93_contratinsertion_structurereferente_type_voie"/> <text:user-field-get text:name="nonrespectsanctionep93_contratinsertion_structurereferente_nom_voie"/></text:p>
        <text:p text:style-name="P8"><text:user-field-get text:name="nonrespectsanctionep93_contratinsertion_structurereferente_code_postal"/> <text:user-field-get text:name="nonrespectsanctionep93_contratinsertion_structurereferente_ville"/></text:p>
        <text:p text:style-name="P8"><text:hidden-paragraph text:condition="ooow:nonrespectsanctionep93_contratinsertion_structurereferente_numtel==&quot;&quot;" text:is-hidden="true"/>Tél: <text:user-field-get text:name="nonrespectsanctionep93_contratinsertion_structurereferente_numtel"/></text:p>
        <text:p text:style-name="P8"/>
        <text:p text:style-name="P7">qui pourra vous apporter toute l’aide nécessaire pour faire le point sur votre situation, vous proposer les démarches et actions appropriées et rédiger votre CER avant le  .<text:span text:style-name="T2"> </text:span>A défaut, votre dossier sera transmis à une prochaine commission de l’Equipe Pluridisciplinaire, pour avis.</text:p>
        <text:p text:style-name="P22"> </text:p>
        <text:p text:style-name="P24">Toutefois, si vous venez de renouveler votre CER ou que vous disposez d’un Projet Personnalisé d’Accès à l’Emploi en cours de validité, votre situation est régularisée et vous ne devez pas tenir compte de ce courrier.</text:p>
        <text:p text:style-name="P4">Je vous prie d’agréer, <text:span text:style-name="T1"><text:user-field-get text:name="nonrespectsanctionep93_personne_qual"/></text:span><text:span text:style-name="T1">,</text:span> l’expression de mes salutations distinguées. </text:p>
        <text:p text:style-name="P10"/>
        <text:p text:style-name="P10"/>
        <text:p text:style-name="P10"/>
        <text:p text:style-name="P10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="100%" fo:margin-left="8.001cm" fo:margin-right="0cm" fo:margin-top="0cm" fo:margin-bottom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2T14:55:14</meta:creation-date>
    <dc:date>2013-07-29T15:19:51.30</dc:date>
    <meta:editing-duration>PT10H15M26S</meta:editing-duration>
    <meta:editing-cycles>94</meta:editing-cycles>
    <meta:generator>OpenOffice.org/3.4.1$Win32 OpenOffice.org_project/341m1$Build-9593</meta:generator>
    <dc:creator>Harry ZARKA</dc:creator>
    <meta:document-statistic meta:table-count="1" meta:image-count="0" meta:object-count="0" meta:page-count="2" meta:paragraph-count="25" meta:word-count="287" meta:character-count="1862"/>
  </office:meta>
</office:document-meta>
</file>